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7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2a6099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2a6099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1500a1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>
      <style:table-cell-properties fo:background-color="#1500a1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1500a1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ackground-color="#fe66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fe66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none" fo:border-left="none" fo:border-right="0.06pt solid #2a6099" fo:border-top="none"/>
    </style:style>
    <style:style style:name="ce25" style:family="table-cell" style:parent-style-name="Default" style:data-style-name="N121">
      <style:table-cell-properties fo:border-bottom="0.06pt solid #000000" fo:border-left="none" fo:border-right="0.06pt solid #2a6099" fo:border-top="none"/>
    </style:style>
    <style:style style:name="ce26" style:family="table-cell" style:parent-style-name="Default" style:data-style-name="N121"/>
    <style:style style:name="ce27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FL_runtimes" table:style-name="ta1">
        <table:table-column table:style-name="co1" table:default-cell-style-name="ce4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xperiment log as of 2021-04-13: runtimes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20" office:value-type="string" calcext:value-type="string">
            <text:p>Legend</text:p>
          </table:table-cell>
          <table:table-cell table:style-name="ce20" table:number-columns-repeated="2"/>
        </table:table-row>
        <table:table-row table:style-name="ro2">
          <table:table-cell table:style-name="ce2" office:value-type="string" calcext:value-type="string">
            <text:p>K – instance number for the given size</text:p>
          </table:table-cell>
          <table:table-cell table:style-name="ce2" office:value-type="string" calcext:value-type="string">
            <text:p>N – no of variables</text:p>
          </table:table-cell>
          <table:table-cell table:style-name="ce2" office:value-type="string" calcext:value-type="string">
            <text:p>Solution method (broad)</text:p>
          </table:table-cell>
          <table:table-cell table:style-name="ce20" office:value-type="string" calcext:value-type="string">
            <text:p>Specific step</text:p>
          </table:table-cell>
          <table:table-cell table:style-name="ce2" office:value-type="string" calcext:value-type="string">
            <text:p>Step time (msec)</text:p>
          </table:table-cell>
          <table:table-cell table:number-columns-repeated="2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Description: time it took…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8" office:value-type="string" calcext:value-type="string">
            <text:p>gen_instance</text:p>
          </table:table-cell>
          <table:table-cell table:style-name="ce18" office:value-type="string" calcext:value-type="string">
            <text:p>all</text:p>
          </table:table-cell>
          <table:table-cell table:style-name="ce21" office:value-type="float" office:value="124.2" calcext:value-type="float">
            <text:p>124.2</text:p>
          </table:table-cell>
          <table:table-cell table:number-columns-repeated="2"/>
          <table:table-cell table:style-name="ce18" office:value-type="string" calcext:value-type="string">
            <text:p>gen_instance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… to generate an instanc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table:style-name="ce28" office:value-type="string" calcext:value-type="string">
            <text:p>… to build and solve a “naive” MIP (without BDD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49.4" calcext:value-type="float">
            <text:p>149.4</text:p>
          </table:table-cell>
          <table:table-cell table:number-columns-repeated="2"/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table:style-name="ce28" office:value-type="string" calcext:value-type="string">
            <text:p>… to build two BDDs (color and cover)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table:style-name="ce28" office:value-type="string" calcext:value-type="string">
            <text:p>… to build a CPP MIP (having two BDDs from above)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table:style-name="ce28" office:value-type="string" calcext:value-type="string">
            <text:p>… to solve the MIP form above with Gurobi solve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87.2" calcext:value-type="float">
            <text:p>87.2</text:p>
          </table:table-cell>
          <table:table-cell table:number-columns-repeated="2"/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table:style-name="ce28" office:value-type="string" calcext:value-type="string">
            <text:p>… to build and solve a simplified problem (variable sequences; to optimality or a timeout)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100" calcext:value-type="float">
            <text:p>100.0</text:p>
          </table:table-cell>
          <table:table-cell table:number-columns-repeated="2"/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table:style-name="ce28" office:value-type="string" calcext:value-type="string">
            <text:p>… to align cover and color BDDs to the found variable order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table:style-name="ce28" office:value-type="string" calcext:value-type="string">
            <text:p>… to build an intersection DD (having two aligned BDDs from above)</text:p>
          </table:table-cell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3" office:value-type="float" office:value="1.8" calcext:value-type="float">
            <text:p>1.8</text:p>
          </table:table-cell>
          <table:table-cell table:number-columns-repeated="2"/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8" office:value-type="string" calcext:value-type="string">
            <text:p>… to solve shortest-path through the intersection BDD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table:style-name="ce24" office:value-type="float" office:value="11.9" calcext:value-type="float">
            <text:p>11.9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table:style-name="ce24"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<text:span text:style-name="T1">Note:</text:span> greedy sifts heuristic is omitted for speed; we can actually do this experiment,</text:p>
          </table:table-cell>
          <table:table-cell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table:style-name="ce24" office:value-type="float" office:value="150.3" calcext:value-type="float">
            <text:p>150.3</text:p>
          </table:table-cell>
          <table:table-cell table:number-columns-repeated="2"/>
          <table:table-cell office:value-type="string" calcext:value-type="string">
            <text:p>but it takes way too much time (we might need to plot this time in log scale anyways)</text:p>
          </table:table-cell>
          <table:table-cell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table:style-name="ce24" office:value-type="float" office:value="28.6" calcext:value-type="float">
            <text:p>28.6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table:style-name="ce24" office:value-type="float" office:value="8.1" calcext:value-type="float">
            <text:p>8.1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table:style-name="ce24" office:value-type="float" office:value="28.1" calcext:value-type="float">
            <text:p>28.1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table:style-name="ce24" office:value-type="float" office:value="70.8" calcext:value-type="float">
            <text:p>70.8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table:style-name="ce24" office:value-type="float" office:value="6" calcext:value-type="float">
            <text:p>6.0</text:p>
          </table:table-cell>
          <table:table-cell table:number-columns-repeated="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1.4" calcext:value-type="float">
            <text:p>11.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88.1" calcext:value-type="float">
            <text:p>188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35.4" calcext:value-type="float">
            <text:p>35.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18.3" calcext:value-type="float">
            <text:p>18.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15" calcext:value-type="float">
            <text:p>15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87.2" calcext:value-type="float">
            <text:p>87.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3"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2.3" calcext:value-type="float">
            <text:p>12.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26.8" calcext:value-type="float">
            <text:p>126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67" calcext:value-type="float">
            <text:p>67.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13.8" calcext:value-type="float">
            <text:p>13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21.4" calcext:value-type="float">
            <text:p>21.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81.1" calcext:value-type="float">
            <text:p>81.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3"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1.7" calcext:value-type="float">
            <text:p>11.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246.8" calcext:value-type="float">
            <text:p>246.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40.4" calcext:value-type="float">
            <text:p>40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20.5" calcext:value-type="float">
            <text:p>20.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136.8" calcext:value-type="float">
            <text:p>136.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138.5" calcext:value-type="float">
            <text:p>138.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7.7" calcext:value-type="float">
            <text:p>7.7</text:p>
          </table:table-cell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3"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3" office:value-type="float" office:value="25" calcext:value-type="float">
            <text:p>25</text:p>
          </table:table-cell>
          <table:table-cell table:style-name="ce18" office:value-type="string" calcext:value-type="string">
            <text:p>gen_instance</text:p>
          </table:table-cell>
          <table:table-cell table:style-name="ce18" office:value-type="string" calcext:value-type="string">
            <text:p>all</text:p>
          </table:table-cell>
          <table:table-cell table:style-name="ce21" office:value-type="float" office:value="46.6" calcext:value-type="float">
            <text:p>46.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4.8" calcext:value-type="float">
            <text:p>4.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135.8" calcext:value-type="float">
            <text:p>1,135.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189.6" calcext:value-type="float">
            <text:p>189.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95.9" calcext:value-type="float">
            <text:p>95.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342.5" calcext:value-type="float">
            <text:p>342.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461.2" calcext:value-type="float">
            <text:p>461.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59.1" calcext:value-type="float">
            <text:p>59.1</text:p>
          </table:table-cell>
          <table:table-cell table:number-columns-repeated="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3" office:value-type="float" office:value="15.6" calcext:value-type="float">
            <text:p>15.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7.4" calcext:value-type="float">
            <text:p>17.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7" calcext:value-type="float">
            <text:p>2.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120.3" calcext:value-type="float">
            <text:p>1,120.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149.9" calcext:value-type="float">
            <text:p>149.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80" calcext:value-type="float">
            <text:p>80.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153.4" calcext:value-type="float">
            <text:p>153.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528.6" calcext:value-type="float">
            <text:p>528.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59" calcext:value-type="float">
            <text:p>59.0</text:p>
          </table:table-cell>
          <table:table-cell table:number-columns-repeated="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3" office:value-type="float" office:value="9.9" calcext:value-type="float">
            <text:p>9.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7.2" calcext:value-type="float">
            <text:p>17.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633.2" calcext:value-type="float">
            <text:p>633.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91.2" calcext:value-type="float">
            <text:p>91.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61.4" calcext:value-type="float">
            <text:p>61.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245.9" calcext:value-type="float">
            <text:p>245.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515.7" calcext:value-type="float">
            <text:p>515.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44.6" calcext:value-type="float">
            <text:p>44.6</text:p>
          </table:table-cell>
          <table:table-cell table:number-columns-repeated="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5" office:value-type="float" office:value="25" calcext:value-type="float">
            <text:p>25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3" office:value-type="float" office:value="11" calcext:value-type="float">
            <text:p>11.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17.6" calcext:value-type="float">
            <text:p>17.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881.7" calcext:value-type="float">
            <text:p>1,881.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235.8" calcext:value-type="float">
            <text:p>235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131" calcext:value-type="float">
            <text:p>131.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90.1" calcext:value-type="float">
            <text:p>90.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939.8" calcext:value-type="float">
            <text:p>939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39.5" calcext:value-type="float">
            <text:p>139.5</text:p>
          </table:table-cell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5" office:value-type="float" office:value="25" calcext:value-type="float">
            <text:p>25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3" office:value-type="float" office:value="24.8" calcext:value-type="float">
            <text:p>24.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office:value-type="float" office:value="28.7" calcext:value-type="float">
            <text:p>28.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office:value-type="float" office:value="9.7" calcext:value-type="float">
            <text:p>9.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office:value-type="float" office:value="1818.9" calcext:value-type="float">
            <text:p>1,818.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office:value-type="float" office:value="205.6" calcext:value-type="float">
            <text:p>205.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office:value-type="float" office:value="119" calcext:value-type="float">
            <text:p>119.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office:value-type="float" office:value="186.2" calcext:value-type="float">
            <text:p>186.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office:value-type="float" office:value="1149.4" calcext:value-type="float">
            <text:p>1,149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office:value-type="float" office:value="136" calcext:value-type="float">
            <text:p>136.0</text:p>
          </table:table-cell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 office:value-type="float" office:value="25" calcext:value-type="float">
            <text:p>25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3" office:value-type="float" office:value="32.4" calcext:value-type="float">
            <text:p>32.4</text:p>
          </table:table-cell>
          <table:table-cell table:number-columns-repeated="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table:style-name="ce26" office:value-type="float" office:value="69" calcext:value-type="float">
            <text:p>69.0</text:p>
          </table:table-cell>
          <table:table-cell table:number-columns-repeated="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table:style-name="ce26" office:value-type="float" office:value="5.2" calcext:value-type="float">
            <text:p>5.2</text:p>
          </table:table-cell>
          <table:table-cell table:number-columns-repeated="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table:style-name="ce26" office:value-type="float" office:value="7185.1" calcext:value-type="float">
            <text:p>7,185.1</text:p>
          </table:table-cell>
          <table:table-cell table:number-columns-repeated="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table:style-name="ce26" office:value-type="float" office:value="949" calcext:value-type="float">
            <text:p>949.0</text:p>
          </table:table-cell>
          <table:table-cell table:number-columns-repeated="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table:style-name="ce26" office:value-type="float" office:value="665.6" calcext:value-type="float">
            <text:p>665.6</text:p>
          </table:table-cell>
          <table:table-cell table:number-columns-repeated="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table:style-name="ce26" office:value-type="float" office:value="204.1" calcext:value-type="float">
            <text:p>204.1</text:p>
          </table:table-cell>
          <table:table-cell table:number-columns-repeated="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table:style-name="ce26" office:value-type="float" office:value="4030.1" calcext:value-type="float">
            <text:p>4,030.1</text:p>
          </table:table-cell>
          <table:table-cell table:number-columns-repeated="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table:style-name="ce26" office:value-type="float" office:value="712" calcext:value-type="float">
            <text:p>712.0</text:p>
          </table:table-cell>
          <table:table-cell table:number-columns-repeated="5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7" office:value-type="float" office:value="124.9" calcext:value-type="float">
            <text:p>124.9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table:style-name="ce26" office:value-type="float" office:value="49.7" calcext:value-type="float">
            <text:p>49.7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table:style-name="ce26" office:value-type="float" office:value="7" calcext:value-type="float">
            <text:p>7.0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table:style-name="ce26" office:value-type="float" office:value="4700.2" calcext:value-type="float">
            <text:p>4,700.2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table:style-name="ce26" office:value-type="float" office:value="685.6" calcext:value-type="float">
            <text:p>685.6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table:style-name="ce26" office:value-type="float" office:value="383.7" calcext:value-type="float">
            <text:p>383.7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table:style-name="ce26" office:value-type="float" office:value="577.4" calcext:value-type="float">
            <text:p>577.4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table:style-name="ce26" office:value-type="float" office:value="4665.5" calcext:value-type="float">
            <text:p>4,665.5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table:style-name="ce26" office:value-type="float" office:value="465.9" calcext:value-type="float">
            <text:p>465.9</text:p>
          </table:table-cell>
          <table:table-cell table:number-columns-repeated="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7" office:value-type="float" office:value="98.2" calcext:value-type="float">
            <text:p>98.2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table:style-name="ce26" office:value-type="float" office:value="45.2" calcext:value-type="float">
            <text:p>45.2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table:style-name="ce26" office:value-type="float" office:value="21.3" calcext:value-type="float">
            <text:p>21.3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table:style-name="ce26" office:value-type="float" office:value="5593.7" calcext:value-type="float">
            <text:p>5,593.7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table:style-name="ce26" office:value-type="float" office:value="813.5" calcext:value-type="float">
            <text:p>813.5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table:style-name="ce26" office:value-type="float" office:value="612.6" calcext:value-type="float">
            <text:p>612.6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table:style-name="ce26" office:value-type="float" office:value="110.3" calcext:value-type="float">
            <text:p>110.3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table:style-name="ce26" office:value-type="float" office:value="2748.7" calcext:value-type="float">
            <text:p>2,748.7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table:style-name="ce26" office:value-type="float" office:value="523.5" calcext:value-type="float">
            <text:p>523.5</text:p>
          </table:table-cell>
          <table:table-cell table:number-columns-repeated="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7" office:value-type="float" office:value="30" calcext:value-type="float">
            <text:p>3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7" office:value-type="float" office:value="67.5" calcext:value-type="float">
            <text:p>67.5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table:style-name="ce26" office:value-type="float" office:value="25.8" calcext:value-type="float">
            <text:p>25.8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table:style-name="ce26"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table:style-name="ce26" office:value-type="float" office:value="3675.7" calcext:value-type="float">
            <text:p>3,675.7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table:style-name="ce26" office:value-type="float" office:value="423.5" calcext:value-type="float">
            <text:p>423.5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table:style-name="ce26" office:value-type="float" office:value="241.2" calcext:value-type="float">
            <text:p>241.2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table:style-name="ce26" office:value-type="float" office:value="420.1" calcext:value-type="float">
            <text:p>420.1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table:style-name="ce26" office:value-type="float" office:value="2121.4" calcext:value-type="float">
            <text:p>2,121.4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table:style-name="ce26" office:value-type="float" office:value="355.4" calcext:value-type="float">
            <text:p>355.4</text:p>
          </table:table-cell>
          <table:table-cell table:number-columns-repeated="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7" office:value-type="float" office:value="30" calcext:value-type="float">
            <text:p>3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7" office:value-type="float" office:value="150.3" calcext:value-type="float">
            <text:p>150.3</text:p>
          </table:table-cell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n_instance</text:p>
          </table:table-cell>
          <table:table-cell office:value-type="string" calcext:value-type="string">
            <text:p>all</text:p>
          </table:table-cell>
          <table:table-cell table:style-name="ce26" office:value-type="float" office:value="120.2" calcext:value-type="float">
            <text:p>120.2</text:p>
          </table:table-cell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in_MIP</text:p>
          </table:table-cell>
          <table:table-cell office:value-type="string" calcext:value-type="string">
            <text:p>build+solve</text:p>
          </table:table-cell>
          <table:table-cell table:style-name="ce26" office:value-type="float" office:value="69.8" calcext:value-type="float">
            <text:p>69.8</text:p>
          </table:table-cell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build</text:p>
          </table:table-cell>
          <table:table-cell table:style-name="ce26" office:value-type="float" office:value="4801.8" calcext:value-type="float">
            <text:p>4,801.8</text:p>
          </table:table-cell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build</text:p>
          </table:table-cell>
          <table:table-cell table:style-name="ce26" office:value-type="float" office:value="702.9" calcext:value-type="float">
            <text:p>702.9</text:p>
          </table:table-cell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MIP-solve</text:p>
          </table:table-cell>
          <table:table-cell table:style-name="ce26" office:value-type="float" office:value="516.2" calcext:value-type="float">
            <text:p>516.2</text:p>
          </table:table-cell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VS-build+solve</text:p>
          </table:table-cell>
          <table:table-cell table:style-name="ce26" office:value-type="float" office:value="950" calcext:value-type="float">
            <text:p>950.0</text:p>
          </table:table-cell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BDD-align-to-vs</text:p>
          </table:table-cell>
          <table:table-cell table:style-name="ce26" office:value-type="float" office:value="3684.5" calcext:value-type="float">
            <text:p>3,684.5</text:p>
          </table:table-cell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ntersection-build</text:p>
          </table:table-cell>
          <table:table-cell table:style-name="ce26" office:value-type="float" office:value="438" calcext:value-type="float">
            <text:p>438.0</text:p>
          </table:table-cell>
          <table:table-cell table:number-columns-repeated="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7" office:value-type="float" office:value="30" calcext:value-type="float">
            <text:p>30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intersection-SP-solve</text:p>
          </table:table-cell>
          <table:table-cell table:style-name="ce27" office:value-type="float" office:value="63.9" calcext:value-type="float">
            <text:p>63.9</text:p>
          </table:table-cell>
          <table:table-cell table:number-columns-repeated="5"/>
        </table:table-row>
        <calcext:conditional-formats>
          <calcext:conditional-format calcext:target-range-address="cUFL_runtimes.E4:cUFL_runtimes.E1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cUFL_runtimes.A3:cUFL_runtimes.E13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3T23:44:15.738636334</dc:date>
    <dc:creator>Alexey Bochkarev</dc:creator>
    <meta:editing-duration>PT15M23S</meta:editing-duration>
    <meta:editing-cycles>7</meta:editing-cycles>
    <meta:generator>LibreOffice/7.0.3.1$Linux_X86_64 LibreOffice_project/00$Build-1</meta:generator>
    <meta:document-statistic meta:table-count="1" meta:cell-count="714" meta:object-count="0"/>
  </office:meta>
</office:document-meta>
</file>